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5c366" officeooo:paragraph-rsid="0015c366"/>
    </style:style>
    <style:style style:name="P2" style:family="paragraph" style:parent-style-name="Standard">
      <style:text-properties officeooo:rsid="00185e3c" officeooo:paragraph-rsid="00185e3c"/>
    </style:style>
    <style:style style:name="P3" style:family="paragraph" style:parent-style-name="Standard">
      <style:text-properties officeooo:rsid="001903d2" officeooo:paragraph-rsid="001903d2"/>
    </style:style>
    <style:style style:name="P4" style:family="paragraph" style:parent-style-name="Standard">
      <style:text-properties officeooo:rsid="00195e62" officeooo:paragraph-rsid="00195e62"/>
    </style:style>
    <style:style style:name="P5" style:family="paragraph" style:parent-style-name="Standard">
      <style:text-properties officeooo:rsid="001a6c1b" officeooo:paragraph-rsid="001a6c1b"/>
    </style:style>
    <style:style style:name="P6" style:family="paragraph" style:parent-style-name="Standard">
      <style:text-properties officeooo:rsid="001c1206" officeooo:paragraph-rsid="001c1206"/>
    </style:style>
    <style:style style:name="P7" style:family="paragraph" style:parent-style-name="Standard">
      <style:text-properties style:text-underline-style="none" officeooo:rsid="001a6c1b" officeooo:paragraph-rsid="001a6c1b"/>
    </style:style>
    <style:style style:name="P8" style:family="paragraph" style:parent-style-name="Standard">
      <style:text-properties style:text-underline-style="none" officeooo:rsid="001c1206" officeooo:paragraph-rsid="001c1206"/>
    </style:style>
    <style:style style:name="P9" style:family="paragraph" style:parent-style-name="Standard">
      <style:text-properties style:text-underline-style="none" officeooo:rsid="001d6fd8" officeooo:paragraph-rsid="001d6fd8"/>
    </style:style>
    <style:style style:name="P10" style:family="paragraph" style:parent-style-name="Standard">
      <style:text-properties style:text-underline-style="none" officeooo:rsid="001e54d9" officeooo:paragraph-rsid="001e54d9"/>
    </style:style>
    <style:style style:name="P11" style:family="paragraph" style:parent-style-name="Standard">
      <style:text-properties style:text-underline-style="none" officeooo:rsid="001f0aa3" officeooo:paragraph-rsid="001f0aa3"/>
    </style:style>
    <style:style style:name="P12" style:family="paragraph" style:parent-style-name="Standard">
      <style:text-properties style:text-underline-style="none" officeooo:rsid="0020221e" officeooo:paragraph-rsid="0020221e"/>
    </style:style>
    <style:style style:name="P13" style:family="paragraph" style:parent-style-name="Standard">
      <style:text-properties style:text-underline-style="none" officeooo:rsid="002285ac" officeooo:paragraph-rsid="002285ac"/>
    </style:style>
    <style:style style:name="P14" style:family="paragraph" style:parent-style-name="Standard">
      <style:text-properties style:text-underline-style="none" officeooo:rsid="00245bb5" officeooo:paragraph-rsid="00245bb5"/>
    </style:style>
    <style:style style:name="T1" style:family="text">
      <style:text-properties officeooo:rsid="00195e62"/>
    </style:style>
    <style:style style:name="T2" style:family="text">
      <style:text-properties style:text-underline-style="none"/>
    </style:style>
    <style:style style:name="T3" style:family="text">
      <style:text-properties style:text-underline-style="none" officeooo:rsid="001d6fd8"/>
    </style:style>
    <style:style style:name="T4" style:family="text">
      <style:text-properties officeooo:rsid="002285ac"/>
    </style:style>
    <style:style style:name="T5" style:family="text">
      <style:text-properties officeooo:rsid="00245bb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storia de la computacion:</text:p>
      <text:p text:style-name="P1"/>
      <text:p text:style-name="P1">pre historia contar y calcular</text:p>
      <text:p text:style-name="P1"/>
      <text:p text:style-name="P1">porque contar?</text:p>
      <text:p text:style-name="P1">Antes se usaban los dedos, semillas, marcas en la tierra… a medida que se hacian mas grandes las cantidades para controlar, necesitaban algo mas rapido para contar, en 1500 AC, se comenzo el “abaco”.</text:p>
      <text:p text:style-name="P1"/>
      <text:p text:style-name="P1">Abaco:</text:p>
      <text:p text:style-name="P1">artefacto antiguo para realizar computso matematicos, utiliza cuentas ensertadas en alambres (fue en 1500).</text:p>
      <text:p text:style-name="P1"/>
      <text:p text:style-name="P2">quipu (inca):</text:p>
      <text:p text:style-name="P2">sistema contable basado en hilos hacian nudos indicando cantidaddes.</text:p>
      <text:p text:style-name="P2"/>
      <text:p text:style-name="P2">Regla de calculo:</text:p>
      <text:p text:style-name="P2">se creo en 1600 DC y fue usada en el apolo.</text:p>
      <text:p text:style-name="P2"/>
      <text:p text:style-name="P2">Pascalina:</text:p>
      <text:p text:style-name="P2">en 1642 pascal invento la primera calculadora mecanica la llamo “pascalina” fue para ayudar en el trabajo del padre.</text:p>
      <text:p text:style-name="P2"/>
      <text:p text:style-name="P2">Pre-historia (los ingenieros mecanicos)</text:p>
      <text:p text:style-name="P2">jacquard en 1801 añadio un adimiento a la tejedora para hacer diseños en la tela sin tener que cambiar manualmente el (el telar programable) utilizaba tarjetas perforadas en los hilos entrelazados para formar el patron.</text:p>
      <text:p text:style-name="P2"/>
      <text:p text:style-name="P2">Maquina analitica:</text:p>
      <text:p text:style-name="P2">primer antecendente real de una computadora (1812) BADDAGE (padre de la computadora), diseño las tarjetas perforadas de jacquard para hacer cuentas largas, estas almacenaban los</text:p>
      <text:p text:style-name="P2">resultados medios, que gracias a ello se podia seguir alimentado hasta llegar al resultado final, gracias a ellos salio a la luz una nueva profesion, programador y la primer programadora fue una mujer ADA AUGUSTA BYRON. Ella pudo corregir los errores de la maquina de BADDAGE y preparo un programa para la misma, en 1854 BOOLE publico un libro que se lo conoce como “algebra booleana”, gracias a eso facilito el desarrollo y diseño de las computadoras.</text:p>
      <text:p text:style-name="P2"/>
      <text:p text:style-name="P3">Tarjeta perforada:</text:p>
      <text:p text:style-name="P3"><text:span text:style-name="T1">(poner nombre) </text:span>en 1880 invento una perforadora, lectora y tabuladora de tarjetas, en 1896 fundo TABULATING MACHINE COMPANY, <text:s/>en la decada de los 30, fue mas conocida por INTENACIONAL BUSINESS MACHINES (IBM).</text:p>
      <text:p text:style-name="P3"/>
      <text:p text:style-name="P3">calculadora/registradora</text:p>
      <text:p text:style-name="P3">entre el siglo XIX y XX se hicieron muy populares.</text:p>
      <text:p text:style-name="P3"/>
      <text:p text:style-name="P4">Historia del rele</text:p>
      <text:p text:style-name="P4">durante la primera decada del XX se desarrollaron maquinas oara oficina (eran mecanicas), la segunda guerra mundial, potencio el desarrollo de herramientas de calculo potente, la primer generacion de super calculadora se contrustuyo a base de rele (dispositovo elctro dinamico, llave controlada por corriente).</text:p>
      <text:p text:style-name="P4"/>
      <text:p text:style-name="P4">Z3 (el aleman ZUSE fabrica calculadora a base de rele en 1941) en 1944 fue destruida en la guerra.</text:p>
      <text:p text:style-name="P5"><text:soft-page-break/>Harvard mark 1</text:p>
      <text:p text:style-name="P5">primera calculadora eeuu, 1944 empezo a usarse, gracias al proyecto mark 1, se hizo conocido el termino bug (al error en el programa) ya que tenia literal una polilla en la computadora y tambien el termino debug, para corregir el codigo y mejorarlo.</text:p>
      <text:p text:style-name="P5"/>
      <text:p text:style-name="P5">Historia: la era de la electronica:</text:p>
      <text:p text:style-name="P5">en esa epoca los componentes que podian funcionar como llave controladoras eran las “valvulas electronicas o tubos vacios”.</text:p>
      <text:p text:style-name="P5">Valvula electronico, controla el flujo de electrones medianate campos electricos (fue creado en 1906).</text:p>
      <text:p text:style-name="P7"/>
      <text:p text:style-name="P8">PRIMERA GENERACION DE LAS COMPUTADORAS ()</text:p>
      <text:p text:style-name="P6"><text:span text:style-name="T2">conduccian mucha electricidad, generaban mucho calor, </text:span><text:span text:style-name="T3">grandes, costosas, tenian valvulas electronicas para almacenar informacion, tarjetas perforadas para la entrada de datos, cilindros magneticos para almacenar la informacion y los programas en un codigo especial.</text:span></text:p>
      <text:p text:style-name="P9">A esta generacion pertenecen:</text:p>
      <text:p text:style-name="P9">(eniac, mark I, univac, adsac, adval).</text:p>
      <text:p text:style-name="P9"/>
      <text:p text:style-name="P10">Eniac → primera computadora electrica</text:p>
      <text:p text:style-name="P10"/>
      <text:p text:style-name="P10">edsac y edval → tienen memoria</text:p>
      <text:p text:style-name="P10"/>
      <text:p text:style-name="P10">univac → hecha para desarrollo comercial</text:p>
      <text:p text:style-name="P10"/>
      <text:p text:style-name="P10">lorenz → hecha en inglaterra, su objetivo era desifrar codigos encriptados nazis (codigo enigma)</text:p>
      <text:p text:style-name="P10"/>
      <text:p text:style-name="P10">colussus → fue destruida de la segunda guerra mundial, le adjudican el diseño a turing, pero el no participo.</text:p>
      <text:p text:style-name="P10"/>
      <text:p text:style-name="P11">Manchester mark I</text:p>
      <text:p text:style-name="P11">computadora con progrma almacenado, hecha en manchester en 1949, KILBURN escribio el programa</text:p>
      <text:p text:style-name="P11"/>
      <text:p text:style-name="P11">eduac:</text:p>
      <text:p text:style-name="P11">computadora con programa almacenado, diseño basado en la eniac y trabajo de von neumman</text:p>
      <text:p text:style-name="P11"/>
      <text:p text:style-name="P11">VON NEUMMAN → PADRE DE LA COMPUTADORA</text:p>
      <text:p text:style-name="P11"/>
      <text:p text:style-name="P11">edvav → hecha en 1951</text:p>
      <text:p text:style-name="P11"/>
      <text:p text:style-name="P12">edsac → fue contruida en inglaterra</text:p>
      <text:p text:style-name="P12"><text:tab/>→ trabajo de VON NEUMMAN</text:p>
      <text:p text:style-name="P12"><text:tab/>→ 1949 primer programa</text:p>
      <text:p text:style-name="P12"/>
      <text:p text:style-name="P12">historia: la era del transistor (1959 - 1964)</text:p>
      <text:p text:style-name="P12"/>
      <text:p text:style-name="P12">SEGUNDA GENERACION</text:p>
      <text:p text:style-name="P12"/>
      <text:p text:style-name="P12">dispositivo de estado solido que puede funcionar como llave electronica controlada</text:p>
      <text:p text:style-name="P12"/>
      <text:p text:style-name="P12">SOFTWARE:</text:p>
      <text:p text:style-name="P12">usan redes de nucleos magneticos en vez de tambores giratorios</text:p>
      <text:p text:style-name="P12"><text:soft-page-break/>aparece el COBOL</text:p>
      <text:p text:style-name="P12"/>
      <text:p text:style-name="P12">los programa podian transferirse a otro maquina sin mucho esfuerzo</text:p>
      <text:p text:style-name="P12"/>
      <text:p text:style-name="P12">historia: la era del integrado (1964 – 1971)</text:p>
      <text:p text:style-name="P12">en los 60 se crean los CIRCUITOS INTEGRADOS da pie a la TERCERA GENERACION</text:p>
      <text:p text:style-name="P12"/>
      <text:p text:style-name="P12">IBM 360 (1964) → <text:span text:style-name="T4">es la computadora que mas se apega a esta generacion</text:span></text:p>
      <text:p text:style-name="P12"><text:tab/><text:tab/>→<text:span text:style-name="T4"> la primera que se vende comercialmente</text:span></text:p>
      <text:p text:style-name="P12"><text:tab/><text:tab/>→<text:span text:style-name="T4"> D.O.S. (disk operating system) 1966 → uno de los primeros proyectos de <text:tab/><text:tab/><text:tab/><text:tab/><text:tab/><text:tab/><text:tab/><text:tab/><text:tab/>desarrollo software.</text:span></text:p>
      <text:p text:style-name="P12"/>
      <text:p text:style-name="P13">IBM 370 (1973) → S.O. multiple virtual storage (MVS) </text:p>
      <text:p text:style-name="P13"><text:tab/><text:tab/><text:tab/>↘ maquinas virtuales implemento</text:p>
      <text:p text:style-name="P13"/>
      <text:p text:style-name="P13">IBM 390 → mainframes → terminales bobas</text:p>
      <text:p text:style-name="P13"/>
      <text:p text:style-name="P13">DEC POP-11 (1970) → <text:span text:style-name="T5">ancho palabra 16 bits</text:span></text:p>
      <text:p text:style-name="P13"><text:tab/><text:tab/><text:tab/>↘<text:span text:style-name="T5"> primer compilador C</text:span></text:p>
      <text:p text:style-name="P13"><text:tab/><text:tab/><text:tab/>↘<text:span text:style-name="T5"> sistema UNIX</text:span></text:p>
      <text:p text:style-name="P13"/>
      <text:p text:style-name="P14">historia: la era de microprocesador</text:p>
      <text:p text:style-name="P14">gracias a los microprocesador nace la pc → de mainframes y terminales bobas→ terminales inteligentes</text:p>
      <text:p text:style-name="P14"/>
      <text:p text:style-name="P14">ED ROBERTS le puso el nombre PC por star trek</text:p>
      <text:p text:style-name="P14"/>
      <text:p text:style-name="P14">ALTAIR 8800 (1974) primera computadora con S.O. para microprocesadores</text:p>
      <text:p text:style-name="P12"/>
      <text:p text:style-name="P9"/>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2T19:05:38.774000000</meta:creation-date>
    <dc:date>2019-05-02T23:38:16.491000000</dc:date>
    <meta:editing-duration>PT50M52S</meta:editing-duration>
    <meta:editing-cycles>8</meta:editing-cycles>
    <meta:generator>LibreOffice/6.1.3.2$Windows_X86_64 LibreOffice_project/86daf60bf00efa86ad547e59e09d6bb77c699acb</meta:generator>
    <meta:document-statistic meta:table-count="0" meta:image-count="0" meta:object-count="0" meta:page-count="3" meta:paragraph-count="69" meta:word-count="777" meta:character-count="4920" meta:non-whitespace-character-count="4185"/>
  </office:meta>
</office:document-meta>
</file>